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0pt" fo:language="ru" fo:country="RU" officeooo:rsid="001dc08a" officeooo:paragraph-rsid="001dc08a" style:font-size-asian="10pt" style:font-size-complex="10pt"/>
    </style:style>
    <style:style style:name="P2" style:family="paragraph" style:parent-style-name="Standard">
      <style:paragraph-properties fo:text-align="center" style:justify-single-word="false" style:writing-mode="lr-tb"/>
      <style:text-properties fo:font-size="10pt" fo:language="ru" fo:country="RU" officeooo:rsid="001dc08a" officeooo:paragraph-rsid="001e983b" style:font-size-asian="10pt" style:font-size-complex="10pt"/>
    </style:style>
    <style:style style:name="P3" style:family="paragraph" style:parent-style-name="Standard">
      <style:paragraph-properties fo:text-align="center" style:justify-single-word="false" style:writing-mode="lr-tb"/>
      <style:text-properties fo:font-size="10pt" fo:language="ru" fo:country="RU" fo:font-style="italic" officeooo:rsid="001dc08a" officeooo:paragraph-rsid="001dc08a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10pt" fo:language="ru" fo:country="RU" fo:font-weight="bold" officeooo:rsid="001dc08a" officeooo:paragraph-rsid="001dc08a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dc08a" officeooo:paragraph-rsid="001dc08a" style:font-size-asian="10pt" style:font-size-complex="10pt"/>
    </style:style>
    <style:style style:name="P6" style:family="paragraph" style:parent-style-name="Standard">
      <loext:graphic-properties draw:fill="none"/>
      <style:paragraph-properties fo:margin-left="0.9cm" fo:margin-right="0.9cm" fo:hyphenation-ladder-count="no-limit" fo:text-indent="0cm" style:auto-text-indent="false" fo:background-color="transparent" style:writing-mode="lr-tb"/>
      <style:text-properties fo:font-size="12pt" fo:language="ru" fo:country="RU" officeooo:rsid="001aa938" officeooo:paragraph-rsid="001aa938" style:font-size-asian="12pt" style:font-size-complex="12pt" fo:hyphenate="true" fo:hyphenation-remain-char-count="2" fo:hyphenation-push-char-count="2"/>
    </style:style>
    <style:style style:name="P7" style:family="paragraph" style:parent-style-name="Standard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fo:background-color="transparent" style:writing-mode="lr-tb"/>
      <style:text-properties fo:font-size="14pt" fo:language="ru" fo:country="RU" officeooo:rsid="001aa938" officeooo:paragraph-rsid="001aa938" style:font-size-asian="14pt" style:font-size-complex="14pt" fo:hyphenate="true" fo:hyphenation-remain-char-count="2" fo:hyphenation-push-char-count="2"/>
    </style:style>
    <style:style style:name="P8" style:family="paragraph" style:parent-style-name="Standard">
      <loext:graphic-properties draw:fill="none"/>
      <style:paragraph-properties fo:margin-left="0.9cm" fo:margin-right="0.9cm" fo:hyphenation-ladder-count="no-limit" fo:text-indent="0cm" style:auto-text-indent="false" fo:background-color="transparent" style:writing-mode="lr-tb"/>
      <style:text-properties fo:font-size="14pt" fo:language="ru" fo:country="RU" officeooo:rsid="001aa938" officeooo:paragraph-rsid="001aa938" style:font-size-asian="14pt" style:font-size-complex="14pt" fo:hyphenate="true" fo:hyphenation-remain-char-count="2" fo:hyphenation-push-char-count="2"/>
    </style:style>
    <style:style style:name="P9" style:family="paragraph" style:parent-style-name="Standard" style:master-page-name="">
      <loext:graphic-properties draw:fill="none"/>
      <style:paragraph-properties fo:margin-left="0.9cm" fo:margin-right="0.9cm" fo:hyphenation-ladder-count="no-limit" fo:text-indent="0cm" style:auto-text-indent="false" style:page-number="auto" fo:background-color="transparent" style:writing-mode="lr-tb"/>
      <style:text-properties fo:font-size="12pt" fo:language="ru" fo:country="RU" officeooo:rsid="001aa938" officeooo:paragraph-rsid="001aa938" style:font-size-asian="12pt" style:font-size-complex="12pt" fo:hyphenate="true" fo:hyphenation-remain-char-count="2" fo:hyphenation-push-char-count="2"/>
    </style:style>
    <style:style style:name="P10" style:family="paragraph" style:parent-style-name="Standard">
      <style:paragraph-properties fo:text-align="center" style:justify-single-word="false" fo:break-before="page" style:writing-mode="lr-tb"/>
      <style:text-properties fo:font-size="10pt" fo:language="ru" fo:country="RU" officeooo:rsid="001dc08a" officeooo:paragraph-rsid="001dc08a" style:font-size-asian="10pt" style:font-size-complex="10pt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center" style:justify-single-word="false" fo:hyphenation-ladder-count="no-limit" fo:text-indent="0cm" style:auto-text-indent="false" style:page-number="auto" fo:background-color="transparent" style:writing-mode="lr-tb"/>
      <style:text-properties fo:font-size="14pt" fo:language="ru" fo:country="RU" officeooo:rsid="001aa938" officeooo:paragraph-rsid="001aa938" style:font-size-asian="14pt" style:font-size-complex="14pt" fo:hyphenate="true" fo:hyphenation-remain-char-count="2" fo:hyphenation-push-char-count="2"/>
    </style:style>
    <style:style style:name="P12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4pt" fo:language="ru" fo:country="RU" officeooo:rsid="001aa938" officeooo:paragraph-rsid="001aa938" style:font-size-asian="14pt" style:font-size-complex="14pt" fo:hyphenate="true" fo:hyphenation-remain-char-count="2" fo:hyphenation-push-char-count="2"/>
    </style:style>
    <style:style style:name="P13" style:family="paragraph" style:parent-style-name="Standard">
      <style:paragraph-properties fo:margin-left="0cm" fo:margin-right="0cm" fo:text-align="center" style:justify-single-word="false" fo:hyphenation-ladder-count="no-limit" fo:text-indent="0cm" style:auto-text-indent="false" style:writing-mode="lr-tb"/>
      <style:text-properties style:text-position="0% 100%" fo:font-size="12pt" fo:language="ru" fo:country="RU" fo:font-weight="bold" officeooo:rsid="001933dd" officeooo:paragraph-rsid="001933dd" style:font-size-asian="12pt" style:font-weight-asian="bold" style:font-size-complex="12pt" style:font-weight-complex="bold" fo:hyphenate="true" fo:hyphenation-remain-char-count="2" fo:hyphenation-push-char-count="2"/>
    </style:style>
    <style:style style:name="P14" style:family="paragraph" style:parent-style-name="Standard" style:list-style-name="L1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4pt" fo:language="ru" fo:country="RU" fo:font-weight="bold" officeooo:rsid="001aa938" officeooo:paragraph-rsid="001aa938" style:font-size-asian="14pt" style:font-weight-asian="bold" style:font-size-complex="14pt" style:font-weight-complex="bold" fo:hyphenate="true" fo:hyphenation-remain-char-count="2" fo:hyphenation-push-char-count="2"/>
    </style:style>
    <style:style style:name="P15" style:family="paragraph" style:parent-style-name="Standard" style:list-style-name="L1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4pt" fo:language="en" fo:country="US" fo:font-weight="bold" officeooo:rsid="001aa938" officeooo:paragraph-rsid="001aa938" style:font-size-asian="14pt" style:font-weight-asian="bold" style:font-size-complex="14pt" style:font-weight-complex="bold" fo:hyphenate="true" fo:hyphenation-remain-char-count="2" fo:hyphenation-push-char-count="2"/>
    </style:style>
    <style:style style:name="T1" style:family="text">
      <style:text-properties style:text-position="super 58%"/>
    </style:style>
    <style:style style:name="T2" style:family="text">
      <style:text-properties style:text-position="super 58%" fo:language="en" fo:country="US"/>
    </style:style>
    <style:style style:name="T3" style:family="text">
      <style:text-properties style:text-position="super 58%"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31b38"/>
    </style:style>
    <style:style style:name="T6" style:family="text">
      <style:text-properties fo:language="en" fo:country="US" officeooo:rsid="0023e875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23e875" fo:background-color="#ffff00" loext:char-shading-value="0"/>
    </style:style>
    <style:style style:name="T9" style:family="text">
      <style:text-properties officeooo:rsid="0023e875" fo:background-color="#ffff00" loext:char-shading-value="0"/>
    </style:style>
    <style:style style:name="T10" style:family="text">
      <style:text-properties fo:background-color="#ffff00" loext:char-shading-value="0"/>
    </style:style>
    <style:style style:name="T11" style:family="text">
      <style:text-properties style:text-position="sub 58%"/>
    </style:style>
    <style:style style:name="T12" style:family="text">
      <style:text-properties style:text-position="sub 58%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3e8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85cm" fo:text-indent="-0.635cm" fo:margin-left="7.8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Организаторы конференции СПИСОК-2016 благодарят спонсоров, при материальной и организационной поддержке которых прошла конференция и был издан этот сборник.</text:p>
      <text:p text:style-name="P8"/>
      <text:p text:style-name="P8"/>
      <text:p text:style-name="P11">В 2016 году нас поддержали:</text:p>
      <text:p text:style-name="P12"/>
      <text:list xml:id="list7836510301091707505" text:style-name="L1">
        <text:list-header>
          <text:p text:style-name="P14">ООО «Ланит-Терком»</text:p>
          <text:p text:style-name="P14"/>
          <text:p text:style-name="P14">Компания <text:span text:style-name="T4">Digital Design</text:span></text:p>
          <text:p text:style-name="P15"/>
          <text:p text:style-name="P14"><text:span text:style-name="T4">Центр разработок компании EMC</text:span><text:span text:style-name="T2"><text:line-break/></text:span><text:span text:style-name="T4">в Санкт-Петербурге</text:span></text:p>
          <text:p text:style-name="P15"/>
          <text:p text:style-name="P14">ООО «Белкасофт»</text:p>
        </text:list-header>
      </text:list>
      <text:p text:style-name="P13"/>
      <text:p text:style-name="P10"/>
      <text:p text:style-name="P1"/>
      <text:p text:style-name="P1"/>
      <text:p text:style-name="P1"/>
      <text:p text:style-name="P1"/>
      <text:p text:style-name="P1"/>
      <text:p text:style-name="P1">Научное издание</text:p>
      <text:p text:style-name="P1"/>
      <text:p text:style-name="P5"/>
      <text:p text:style-name="P5"/>
      <text:p text:style-name="P5">Материалы </text:p>
      <text:p text:style-name="P5">6-й всероссийской научной конференции </text:p>
      <text:p text:style-name="P5">по проблемам информатики<text:line-break/>СПИСОК-2016</text:p>
      <text:p text:style-name="P1"/>
      <text:p text:style-name="P3">26–29 апреля 2016 г. </text:p>
      <text:p text:style-name="P3">Санкт-Петербург</text:p>
      <text:p text:style-name="P3"/>
      <text:p text:style-name="P3"/>
      <text:p text:style-name="P1"/>
      <text:p text:style-name="P1">Компьютерная верстка: Д.В. Луцив</text:p>
      <text:p text:style-name="P1"/>
      <text:p text:style-name="P1"/>
      <text:p text:style-name="P1"/>
      <text:p text:style-name="P1"/>
      <text:p text:style-name="P4">издательство «ВВМ»</text:p>
      <text:p text:style-name="P1">190000, Санкт-Петербург,</text:p>
      <text:p text:style-name="P1">ул. Декабристов, 6, лит. А, пом. 10н</text:p>
      <text:p text:style-name="P1">E-mail: vvmpub@yandex.ru</text:p>
      <text:p text:style-name="P1"/>
      <text:p text:style-name="P1"/>
      <text:p text:style-name="P1"/>
      <text:p text:style-name="P1"/>
      <text:p text:style-name="P1">Подписано к печати 26.12.16. Формат 60×<text:span text:style-name="T5">84 </text:span><text:span text:style-name="T3">1</text:span><text:span text:style-name="T13">/</text:span><text:span text:style-name="T12">16</text:span>. Бумага офсетная. </text:p>
      <text:p text:style-name="P1">Гарнитура Таймс. Печать цифровая. <text:span text:style-name="T9">Усл. п</text:span><text:span text:style-name="T10">еч. л. </text:span><text:span text:style-name="T9">40</text:span><text:span text:style-name="T10">,</text:span><text:span text:style-name="T9">1</text:span>. Тираж 100 экз.</text:p>
      <text:p text:style-name="P1">Заказ <text:span text:style-name="T7">…</text:span></text:p>
      <text:p text:style-name="P1"/>
      <text:p text:style-name="P2">Отпечатано <text:span text:style-name="T7">… …<text:line-break/>… … … … … … … … …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52S</meta:editing-duration>
    <meta:editing-cycles>13</meta:editing-cycles>
    <meta:generator>LibreOffice/5.1.3.2$Windows_x86 LibreOffice_project/644e4637d1d8544fd9f56425bd6cec110e49301b</meta:generator>
    <dc:date>2016-12-24T13:29:56.721000000</dc:date>
    <meta:document-statistic meta:table-count="0" meta:image-count="0" meta:object-count="0" meta:page-count="2" meta:paragraph-count="24" meta:word-count="111" meta:character-count="734" meta:non-whitespace-character-count="648"/>
    <meta:user-defined meta:name="Info 1"/>
    <meta:user-defined meta:name="Info 2"/>
    <meta:user-defined meta:name="Info 3"/>
    <meta:user-defined meta:name="Info 4"/>
  </office:meta>
</office:document-meta>
</file>